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001ae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officeooo:paragraph-rsid="0064ba47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273b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3485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yecto </text:span><text:span text:style-name="T6">1</text:span><text:span text:style-name="T7">.</text:span><text:span text:style-name="T6">1</text:span><text:span text:style-name="T4">.</text:span><text:span text:style-name="T1"> </text:span><text:span text:style-name="T5">Tablero de ludo, toma 1</text:span></text:p>
      <text:p text:style-name="P5"/>
      <text:p text:style-name="P3"><text:span text:style-name="T9">C</text:span><text:span text:style-name="T8">ompletá el programa para que dibuje cuatro cuadrados, uno en cada esquina, y cada uno de diferente color. El tablero final debería ser </text:span><text:span text:style-name="T10">(con y sin vestimenta)</text:span><text:span text:style-name="T8">:</text:span></text:p>
      <text:p text:style-name="P4"><text:bookmark text:name="docs-internal-guid-eb2c7d69-07d5-3c53-ffc5-1701540a1001"/><text:span text:style-name="T11"><draw:frame draw:style-name="fr1" draw:name="Image3" text:anchor-type="as-char" svg:width="1.5417in" svg:height="1.6in" draw:z-index="0"><draw:image xlink:href="https://lh3.googleusercontent.com/cWNBDs6RZECt8phjalzE9AeVer_HReYz12ayFHbnei5owhUZS3atM-FLod1U_jqfr4pUE5wLhNu9EOd5ViWG5FldHRmEtYAWZBgXQ0q3uQ1vwjIsq7LaoKU7gg98Q9bzxdtttMdX" xlink:type="simple" xlink:show="embed" xlink:actuate="onLoad" loext:mime-type="image/png"/></draw:frame></text:span><text:span text:style-name="T11"><text:s/><text:tab/><text:tab/><text:tab/></text:span><text:span text:style-name="T11"><draw:frame draw:style-name="fr1" draw:name="Image4" text:anchor-type="as-char" svg:width="1.5835in" svg:height="1.6083in" draw:z-index="1"><draw:image xlink:href="https://lh3.googleusercontent.com/uUAcyjR5uhz1Krwc6iGNBh1n9iYWOiMgCDpa53p9cTq6hb_7DV_FqWsba7RMq0VUj-RE3nRKIWPdtFW_rGyazM4s8muY3USp-cvUiHC61Xdjie6xj7GJPU_Sr02oxtMFMkUzuvjh" xlink:type="simple" xlink:show="embed" xlink:actuate="onLoad" loext:mime-type="image/png"/></draw:frame></text:span></text:p>
      <text:p text:style-name="P1"><text:span text:style-name="T9">Para que n</text:span><text:span text:style-name="T8">o te olvides de dividir en subtareas y representar las mismas con procedimientos, </text:span><text:span text:style-name="T9">te damos algunos procedimientos ya hechos, y otros empezados para que los complet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0T21:39:53.160000000</dc:date>
    <meta:editing-duration>PT4H26M52S</meta:editing-duration>
    <meta:editing-cycles>72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4" meta:word-count="62" meta:character-count="376" meta:non-whitespace-character-count="313"/>
  </office:meta>
</office:document-meta>
</file>